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T3" style:parent-style-name="DefaultParagraphFont" style:family="text">
      <style:text-properties fo:font-weight="bold" style:font-weight-asian="bold" fo:language="en" fo:country="GB"/>
    </style:style>
    <style:style style:name="T4" style:parent-style-name="DefaultParagraphFont" style:family="text">
      <style:text-properties fo:language="en" fo:country="GB"/>
    </style:style>
    <style:style style:name="P5" style:parent-style-name="ListParagraph" style:list-style-name="LFO1" style:family="paragraph"/>
    <style:style style:name="T6" style:parent-style-name="DefaultParagraphFont" style:family="text">
      <style:text-properties fo:font-weight="bold" style:font-weight-asian="bold"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language="en" fo:country="GB"/>
    </style:style>
    <style:style style:name="P11" style:parent-style-name="ListParagraph" style:list-style-name="LFO1" style:family="paragraph"/>
    <style:style style:name="T12" style:parent-style-name="DefaultParagraphFont" style:family="text">
      <style:text-properties fo:font-weight="bold" style:font-weight-asian="bold" fo:language="en" fo:country="GB"/>
    </style:style>
    <style:style style:name="T13" style:parent-style-name="DefaultParagraphFont" style:family="text">
      <style:text-properties fo:language="en" fo:country="GB"/>
    </style:style>
    <style:style style:name="P14" style:parent-style-name="ListParagraph" style:list-style-name="LFO1" style:family="paragraph"/>
    <style:style style:name="T15" style:parent-style-name="DefaultParagraphFont" style:family="text">
      <style:text-properties fo:font-weight="bold" style:font-weight-asian="bold" fo:language="en" fo:country="GB"/>
    </style:style>
    <style:style style:name="T16" style:parent-style-name="DefaultParagraphFont" style:family="text">
      <style:text-properties fo:language="en" fo:country="GB"/>
    </style:style>
    <style:style style:name="P17" style:parent-style-name="ListParagraph" style:list-style-name="LFO1" style:family="paragraph"/>
    <style:style style:name="T18" style:parent-style-name="DefaultParagraphFont" style:family="text">
      <style:text-properties fo:font-weight="bold" style:font-weight-asian="bold"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P25" style:parent-style-name="ListParagraph" style:list-style-name="LFO1" style:family="paragraph"/>
    <style:style style:name="T26" style:parent-style-name="DefaultParagraphFont" style:family="text">
      <style:text-properties fo:font-weight="bold" style:font-weight-asian="bold" fo:language="en" fo:country="GB"/>
    </style:style>
    <style:style style:name="T27" style:parent-style-name="DefaultParagraphFont"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P33" style:parent-style-name="ListParagraph" style:list-style-name="LFO1" style:family="paragraph"/>
    <style:style style:name="T34" style:parent-style-name="DefaultParagraphFont" style:family="text">
      <style:text-properties fo:font-weight="bold" style:font-weight-asian="bold" fo:language="en" fo:country="GB"/>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T39" style:parent-style-name="DefaultParagraphFont" style:family="text">
      <style:text-properties fo:font-weight="bold" style:font-weight-asian="bold"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office:automatic-styles>
  <office:body>
    <office:text text:use-soft-page-breaks="true">
      <text:list text:style-name="LFO1" text:continue-numbering="true">
        <text:list-item>
          <text:p text:style-name="P1"><text:span text:style-name="T3">check_checkv2</text:span><text:span text:style-name="T4"><text:s/>: This script is the data generation file from automated driving scenario which we used as raw data for our project</text:span></text:p>
        </text:list-item>
        <text:list-item>
          <text:p text:style-name="P5"><text:span text:style-name="T6">multisensorFilter_fusion_Adaptiv_weight/multisensorFilter_fusionStaticWeight</text:span><text:span text:style-name="T7">: T</text:span><text:span text:style-name="T8">hese scripts are used for filtering the raw data and also fusioning <text:s/>data from different sensor(here we only did</text:span><text:span text:style-name="T9"><text:s/>fusioning</text:span><text:span text:style-name="T10"><text:s/>for Radar and Camera)</text:span></text:p>
        </text:list-item>
        <text:list-item>
          <text:p text:style-name="P11"><text:span text:style-name="T12">plotObjectDetections/plotActorTrajectories</text:span><text:span text:style-name="T13">: These scripts shows the detections from different sensors and trajectory of all the actors.</text:span></text:p>
        </text:list-item>
        <text:list-item>
          <text:p text:style-name="P14"><text:span text:style-name="T15">plotFusedData</text:span><text:span text:style-name="T16"><text:s/>: This script plots the filtered data from different sensors , how it looks before fusion and after fusion.</text:span></text:p>
        </text:list-item>
        <text:list-item>
          <text:p text:style-name="P17"><text:span text:style-name="T18">ACC_CAS_System_RawData</text:span><text:span text:style-name="T19"><text:s/>: This code is for ACC and CAS system</text:span><text:span text:style-name="T20"><text:s/>using raw data</text:span><text:span text:style-name="T21"><text:s/>where we can see the plot how the<text:s/></text:span><text:span text:style-name="T22">ego vehicle<text:s/></text:span><text:span text:style-name="T23">speed is changing over time and also can see the<text:s/></text:span><text:span text:style-name="T24">warning messages.</text:span></text:p>
        </text:list-item>
        <text:list-item>
          <text:p text:style-name="P25"><text:span text:style-name="T26">ACC_CAS_System_Filtered_FusedData</text:span><text:span text:style-name="T27">: ACC and CAS features using filtered data. Note: Before using fused data related script call<text:s/></text:span><text:span text:style-name="T28">multisensorFilter_fusion_Adaptiv_weight</text:span><text:span text:style-name="T29"><text:s/>or<text:s/></text:span><text:span text:style-name="T30">multisensorFilter_fusionStaticWeight</text:span><text:span text:style-name="T31"><text:s/>function according to which fusion techniques you want to visualise<text:s/></text:span><text:span text:style-name="T32">for the CAS_ACC system.</text:span></text:p>
        </text:list-item>
        <text:list-item>
          <text:p text:style-name="P33"><text:span text:style-name="T34">dataPlotAndfusedDataAccumulation</text:span><text:span text:style-name="T35"><text:s/>: This script is used to see all the plots for overa</text:span><text:span text:style-name="T36">ll project. <text:s text:c="43"/></text:span></text:p>
        </text:list-item>
      </text:list>
      <text:p text:style-name="P37"/>
      <text:p text:style-name="P38"/>
      <text:p text:style-name="Normal"><text:span text:style-name="T39">Note</text:span><text:span text:style-name="T40"><text:s/>:<text:s/></text:span><text:span text:style-name="T41">Playing around with different scenario adjustment is okay and will hopefully get expected results. There is one limitation using sensors for ego vehicle, here the fusion scripts are done for one radar and two vision sensors. So changing the ego vehicles sensors may give faulty results.<text:s/></text:span><text:span text:style-name="T42">To get proper result the<text:s/></text:span><text:span text:style-name="T43">multisensorFilter_fusion</text:span><text:span text:style-name="T44"><text:s/>scripts need to be adjusted according to the sensors used.<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font-weight="bold" style:font-weight-asian="bold" fo:font-size="16pt" style:font-size-asian="16pt" fo:language="en" fo:country="GB"/>
    </style:style>
  </office:automatic-styles>
  <office:master-styles>
    <style:master-page style:name="MP0" style:page-layout-name="PL0">
      <style:header>
        <text:p text:style-name="P2">General notes for different Matlab scripts used in the projec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ir</meta:initial-creator>
    <dc:creator>khair</dc:creator>
    <meta:creation-date>2024-11-17T15:06:00Z</meta:creation-date>
    <dc:date>2024-11-17T16:17:00Z</dc:date>
    <meta:template xlink:href="Normal" xlink:type="simple"/>
    <meta:editing-cycles>3</meta:editing-cycles>
    <meta:editing-duration>PT0S</meta:editing-duration>
    <meta:document-statistic meta:page-count="1" meta:paragraph-count="3" meta:word-count="245" meta:character-count="1644" meta:row-count="11" meta:non-whitespace-character-count="1402"/>
  </office:meta>
</office:document-meta>
</file>